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2.6285in" table:align="left"/>
    </style:style>
    <style:style style:name="Table1.A" style:family="table-column">
      <style:table-column-properties style:column-width="1.0604in"/>
    </style:style>
    <style:style style:name="Table1.B" style:family="table-column">
      <style:table-column-properties style:column-width="1.568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307f4"/>
    </style:style>
    <style:style style:name="P2" style:family="paragraph" style:parent-style-name="Standard">
      <style:text-properties officeooo:rsid="001307f4" officeooo:paragraph-rsid="001307f4"/>
    </style:style>
    <style:style style:name="P3" style:family="paragraph" style:parent-style-name="Standard">
      <style:text-properties officeooo:rsid="000710d7" officeooo:paragraph-rsid="000710d7"/>
    </style:style>
    <style:style style:name="P4" style:family="paragraph" style:parent-style-name="Table_20_Contents">
      <style:text-properties officeooo:rsid="000710d7" officeooo:paragraph-rsid="000710d7"/>
    </style:style>
    <style:style style:name="T1" style:family="text">
      <style:text-properties officeooo:rsid="00120d3b"/>
    </style:style>
    <style:style style:name="T2" style:family="text">
      <style:text-properties officeooo:rsid="0010ffd0"/>
    </style:style>
    <style:style style:name="T3" style:family="text">
      <style:text-properties officeooo:rsid="000e0c9b"/>
    </style:style>
    <style:style style:name="T4" style:family="text">
      <style:text-properties officeooo:rsid="001307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pan text:style-name="Strong_20_Emphasis"/></text:p>
      <text:p text:style-name="Standard"><text:span text:style-name="Strong_20_Emphasis"/></text:p>
      <text:p text:style-name="P1"><text:span text:style-name="Strong_20_Emphasis">GTFSTekó</text:span> es una <text:span text:style-name="T1">herramienta</text:span> <text:span text:style-name="T2">pensada</text:span> para <text:span text:style-name="T1">producir y optimizar </text:span><text:span text:style-name="T3">datos</text:span> <text:span text:style-name="T1">sobre</text:span> <text:span text:style-name="T1">el </text:span>transporte público <text:s/><text:span text:style-name="T4">en formato </text:span><text:span text:style-name="Strong_20_Emphasis">GTFS</text:span> <text:span text:style-name="T4">para</text:span> la provincia de Corrientes. <text:span text:style-name="T4">Facilita la integración de</text:span> rutas, paradas y horarios de colectivos <text:span text:style-name="T2">en una base de datos relacional </text:span><text:span text:style-name="T4">permitiendo la exportación automática</text:span> <text:span text:style-name="T2">a</text:span>l estándar global de transporte público <text:span text:style-name="Strong_20_Emphasis">GTFS</text:span> (General Transit Feed Specification).</text:p>
      <text:p text:style-name="P1"><text:span text:style-name="T4">De esta manera,</text:span> autoridades y/<text:span text:style-name="T2">o</text:span> empresas <text:span text:style-name="T2">pued</text:span><text:span text:style-name="T4">e</text:span><text:span text:style-name="T2">n </text:span>cargar y mantener actualizados los datos del transporte público de manera eficiente, lo que a su vez simplifica su uso en servicios como Google Maps y Apple Maps. Esto incluye no solo la visualización de paradas, sino también la utilización de combinaciones en los algoritmos de trazado de rutas.</text:p>
      <text:p text:style-name="P2">Así, el proyecto podría contribuir a promover un transporte público más accesible tanto para correntinos como para turistas.</text:p>
      <text:p text:style-name="Standard"/>
      <text:p text:style-name="P3">Stack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Base de datos</text:p>
          </table:table-cell>
          <table:table-cell table:style-name="Table1.B1" office:value-type="string">
            <text:p text:style-name="P4">sqlite</text:p>
          </table:table-cell>
        </table:table-row>
        <table:table-row>
          <table:table-cell table:style-name="Table1.A2" office:value-type="string">
            <text:p text:style-name="P4">Backend</text:p>
          </table:table-cell>
          <table:table-cell table:style-name="Table1.B2" office:value-type="string">
            <text:p text:style-name="P4">Python Flask</text:p>
          </table:table-cell>
        </table:table-row>
        <table:table-row>
          <table:table-cell table:style-name="Table1.A2" office:value-type="string">
            <text:p text:style-name="P4">Frontend</text:p>
          </table:table-cell>
          <table:table-cell table:style-name="Table1.B2" office:value-type="string">
            <text:p text:style-name="P4">Puro html y Bootstrap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4T17:06:32.052346783</meta:creation-date>
    <dc:date>2024-10-16T16:20:39.763040452</dc:date>
    <meta:editing-duration>PT3H6M17S</meta:editing-duration>
    <meta:editing-cycles>12</meta:editing-cycles>
    <meta:generator>LibreOffice/24.8.2.1$MacOSX_X86_64 LibreOffice_project/0f794b6e29741098670a3b95d60478a65d05ef13</meta:generator>
    <meta:document-statistic meta:table-count="1" meta:image-count="0" meta:object-count="0" meta:page-count="1" meta:paragraph-count="10" meta:word-count="140" meta:character-count="907" meta:non-whitespace-character-count="776"/>
  </office:meta>
</office:document-meta>
</file>